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inedRuntimeException.ChainedRuntimeException( Throwable the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ainedRuntimeException.printStackTrace( PrintWriter thePw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hainedRuntimeException.printStackTr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edRuntimeException.ChainedRuntimeException( String the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edRuntimeException.printStackTrace( PrintStream theP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hainedRuntimeException.ChainedRuntimeException( String theMessage , Throwable the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